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Пререквизиты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Ключевые слова</text:span></text:p>
                <text:list>
                  <text:list-header>
                    <text:p><text:span text:style-name="T2">и</text:span>нкапсуляция, классы, поля, методы, public, private, static, readonly, свойства, индексаторы, конструкторы, структуры</text:p>
                  </text:list-header>
                </text:list>
                <text:p/>
                <text:p><text:span text:style-name="T1">Источники</text:span></text:p>
                <text:list>
                  <text:list-header>
                    <text:p>лекции “Основы ООП”, “Целостность данных” и “Структуры”, либо глава 5 у Троэлсена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1-10T17:09:20.72</dc:date>
    <meta:editing-duration>P0D</meta:editing-duration>
    <meta:editing-cycles>1</meta:editing-cycles>
    <meta:document-statistic meta:object-count="25"/>
    <meta:generator>LibreOffice/4.0.4.2$Windows_x86 LibreOffice_project/9e9821abd0ffdbc09cd8c52eaa574fa09eb08f2</meta:generator>
  </office:meta>
</office:document-meta>
</file>